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paragraph-rsid="001dbc0a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paragraph-rsid="001dbc0a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paragraph-rsid="00216eff" style:font-weight-asian="bold" style:font-weight-complex="bold"/>
    </style:style>
    <style:style style:name="T1" style:family="text">
      <style:text-properties officeooo:rsid="001dbc0a"/>
    </style:style>
    <style:style style:name="T2" style:family="text">
      <style:text-properties fo:font-weight="normal" officeooo:rsid="001dbc0a" style:font-weight-asian="normal" style:font-weight-complex="normal"/>
    </style:style>
    <style:style style:name="T3" style:family="text">
      <style:text-properties fo:font-weight="normal" officeooo:rsid="00216b29" style:font-weight-asian="normal" style:font-weight-complex="normal"/>
    </style:style>
    <style:style style:name="T4" style:family="text">
      <style:text-properties fo:font-style="italic" fo:font-weight="normal" officeooo:rsid="001dbc0a" style:font-style-asian="italic" style:font-weight-asian="normal" style:font-style-complex="italic" style:font-weight-complex="normal"/>
    </style:style>
    <style:style style:name="T5" style:family="text">
      <style:text-properties fo:font-style="normal" fo:font-weight="normal" officeooo:rsid="001dbc0a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1e5330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2034e9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216eff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22bba3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23ef34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240723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24b9ef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2610b4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  <text:p text:style-name="P1"><text:span text:style-name="T1">There’s a Tag for That!</text:span></text:p>
      <text:p text:style-name="P1"><text:span text:style-name="T1">Data Collection For Checkpoint 1</text:span></text:p>
      <text:p text:style-name="P1"><text:span text:style-name="T2"/></text:p>
      <text:p text:style-name="P1"><text:span text:style-name="T2">Anthony Freitas</text:span></text:p>
      <text:p text:style-name="P1"><text:span text:style-name="T2">Patrick O’Loughlin</text:span></text:p>
      <text:p text:style-name="P1"><text:span text:style-name="T2"/></text:p>
      <text:p text:style-name="P1"><text:span text:style-name="T2"/></text:p>
      <text:p text:style-name="P2"><text:span text:style-name="T2"><text:tab/>For our data collection phase, we have collected </text:span><text:span text:style-name="T3">2</text:span><text:span text:style-name="T2">00,000 Stack Overflow questions from the top </text:span><text:span text:style-name="T3">2</text:span><text:span text:style-name="T2">00 tags. Each tag contains </text:span><text:span text:style-name="T3">at least</text:span><text:span text:style-name="T2"> </text:span><text:span text:style-name="T3">2</text:span><text:span text:style-name="T2">000 questions. Note that several questions have multiple tags. So, for example, some questions tagged as </text:span><text:span text:style-name="T4">C#</text:span><text:span text:style-name="T2"> (most popular tag) are also tagged as </text:span><text:span text:style-name="T4">Windows </text:span><text:span text:style-name="T5">(31st tag). We believe that we will start to see clusters of tags that appear together often (C#/Windows; Java/android; ruby-on-rails/ruby).</text:span></text:p>
      <text:p text:style-name="P2"><text:span text:style-name="T5"/></text:p>
      <text:p text:style-name="P2"><text:span text:style-name="T5"><text:tab/>Our application will modify a URL that connects to StackExchange’s API. We previously downloaded a list of most-used tags. A few greps and seds later we had an easy-to-parse list of which tags to inject into the URL. </text:span><text:span text:style-name="T6">The API returned to us a gzipped file containing a json file with 100 questions. The json file is then converted into a string and append it to a file named &lt;tag&gt;.json.</text:span></text:p>
      <text:p text:style-name="P2"><text:span text:style-name="T6"/></text:p>
      <text:p text:style-name="P2"><text:span text:style-name="T6"><text:tab/></text:span><text:span text:style-name="T7">Currently, the most verbose questions seem to be coming from the tags: “hibernate, </text:span><text:span text:style-name="T8">spring, swing, wcf, and android”</text:span><text:span text:style-name="T7">. </text:span><text:span text:style-name="T8">The most terse questions are tagged as “bash, svn, git, regex, string, and ipad”.</text:span></text:p>
      <text:p text:style-name="P2"><text:span text:style-name="T8"/></text:p>
      <text:p text:style-name="P3"><text:span text:style-name="T8"><text:tab/>The most popular tags are “C#, java, php, javascript, android, jquery, and c++”. The lowest tags in the top 100 are “windows-phone-7, codeigniter, http, svn, parsing, winapi, and homework”.</text:span></text:p>
      <text:p text:style-name="P3"><text:span text:style-name="T8"/></text:p>
      <text:p text:style-name="P3"><text:span text:style-name="T8"><text:tab/></text:span><text:span text:style-name="T9">The three top operating system tags are present in the top 100 list. Linux ranks at number 30, Windows at 31, and osx at 46.</text:span></text:p>
      <text:p text:style-name="P3"><text:span text:style-name="T9"/></text:p>
      <text:p text:style-name="P3"><text:span text:style-name="T9"><text:tab/>Our plans for future builds of this project include </text:span><text:span text:style-name="T10">many steps to clean and slim down the data to get exactly what we need for our autotagger. First we will use a small script to clean out a few html tags and other unsavory characters from our data set. </text:span><text:span text:style-name="T13">Another script will remove certain unneeded members of data. For example, when the question was posted and by whom is relatively worthless for our projects purpose.</text:span><text:span text:style-name="T10"> Next we will implement</text:span><text:span text:style-name="T9"> a question-goodness calculator. We will use this calculator to slim down our current data set to eliminate nonsensical and unpopular questions </text:span><text:span text:style-name="T13">(many downvotes and few upvotes, not favorited, et cetera)</text:span><text:span text:style-name="T9">.</text:span></text:p>
      <text:p text:style-name="P3"><text:span text:style-name="T9"/></text:p>
      <text:p text:style-name="P3"><text:span text:style-name="T9"><text:tab/></text:span><text:span text:style-name="T11">After we have collected a quality set of Stack Overflow questions, we will decide whether or not to get more data for cleaning and processing. </text:span><text:span text:style-name="T12">Our data-grabber is capable of ‘tacking on’ any additional questions we download to our existing corpu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8T15:45:11</meta:creation-date>
    <dc:date>2012-11-08T17:05:13</dc:date>
    <meta:editing-duration>PT1H4M32S</meta:editing-duration>
    <meta:editing-cycles>9</meta:editing-cycles>
    <meta:generator>LibreOffice/3.6$Linux_x86 LibreOffice_project/360m1$Build-2</meta:generator>
    <meta:document-statistic meta:table-count="0" meta:image-count="0" meta:object-count="0" meta:page-count="1" meta:paragraph-count="11" meta:word-count="387" meta:character-count="2309" meta:non-whitespace-character-count="1926"/>
  </office:meta>
</office:document-meta>
</file>